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8"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9" style:family="paragraph" style:parent-style-name="Standard">
      <style:paragraph-properties fo:break-before="auto" fo:break-after="auto"/>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list-style-name="WWNum4">
      <style:paragraph-properties fo:margin-left="0.5in" fo:margin-right="0in" fo:margin-top="0.0398in" fo:margin-bottom="0in" loext:contextual-spacing="false" fo:text-indent="-0.25in" style:auto-text-indent="false"/>
    </style:style>
    <style:style style:name="P25" style:family="paragraph" style:parent-style-name="Standard" style:list-style-name="WWNum4">
      <style:paragraph-properties fo:margin-left="0.5in" fo:margin-right="0in" fo:margin-top="0in" fo:margin-bottom="0in" loext:contextual-spacing="false" fo:text-indent="-0.25in" style:auto-text-indent="false"/>
    </style:style>
    <style:style style:name="P26"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27"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28"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29" style:family="paragraph" style:parent-style-name="Standard" style:list-style-name="WWNum4">
      <style:paragraph-properties fo:margin-left="0.5in" fo:margin-right="0in" fo:margin-top="0in" fo:margin-bottom="0.0429in" loext:contextual-spacing="false" fo:text-indent="-0.25in" style:auto-text-indent="false"/>
    </style:style>
    <style:style style:name="P30"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31"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32"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33" style:family="paragraph" style:parent-style-name="Standard" style:list-style-name="WWNum2">
      <style:paragraph-properties fo:margin-left="1in" fo:margin-right="0in" fo:margin-top="0in" fo:margin-bottom="0in" loext:contextual-spacing="false" fo:text-indent="-0.25in" style:auto-text-indent="false"/>
    </style:style>
    <style:style style:name="P34" style:family="paragraph" style:parent-style-name="Standard" style:list-style-name="WWNum4">
      <style:paragraph-properties fo:margin-left="1in" fo:margin-right="0in" fo:margin-top="0in" fo:margin-bottom="0in" loext:contextual-spacing="false" fo:text-indent="-0.25in" style:auto-text-indent="false"/>
    </style:style>
    <style:style style:name="P35" style:family="paragraph" style:parent-style-name="Heading_20_1" style:list-style-name="WWNum1"/>
    <style:style style:name="P36" style:family="paragraph" style:parent-style-name="Heading_20_1" style:list-style-name="WWNum5">
      <style:paragraph-properties fo:break-before="auto" fo:break-after="auto"/>
    </style:style>
    <style:style style:name="P37"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solid" style:text-underline-width="auto" style:text-underline-color="font-color" fo:font-weight="bold" style:font-weight-asian="bold"/>
    </style:style>
    <style:style style:name="T20"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bookmark text:name="_aczyuw2yex2w"/><text:span text:style-name="T1">Aplicaciones Ofimáticas (Office Applications)</text:span><text:span text:style-name="T2"><text:line-break/></text:span><text:span text:style-name="T3">Unit 09. Assessable activities 02</text:span></text:p>
      <text:p text:style-name="P1"><draw:frame draw:style-name="fr1" draw:name="image4.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hors: Sergi García Barea, Gloria Muñoz González</text:span><draw:frame draw:style-name="fr3" draw:name="image1.png" text:anchor-type="char" svg:x="3.3646in" svg:y="0.5209in" svg:width="1.0091in" svg:height="0.3535in" draw:z-index="1"><draw:image xlink:href="Pictures/100002010000007600000029ABF5F7A91F7A9EF9.png" xlink:type="simple" xlink:show="embed" xlink:actuate="onLoad" loext:mime-type="image/png"/></draw:frame></text:p>
      <text:p text:style-name="P4"><text:span text:style-name="T5">Updated February 2023</text:span></text:p>
      <text:p text:style-name="P4"><text:span text:style-name="T6">License</text:span></text:p>
      <text:p text:style-name="P5"><text:span text:style-name="T7">Attribution - Noncommercial - ShareAlike </text:span><text:span text:style-name="T8">(BY-NC-SA): No commercial use of the original work or possible derivative works is allowed, the distribution of which must be done with a license equal to the one that regulates the original work.</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7"/>
      <text:p text:style-name="P6"><text:span text:style-name="T6">Nomenclature</text:span></text:p>
      <text:p text:style-name="P6">Throughout this topic, different symbols will be used to distinguish important elements within the content. These symbols are:</text:p>
      <text:p text:style-name="P6"/>
      <text:p text:style-name="P8"><text:span text:style-name="T9"><text:s/>📖 </text:span><text:span text:style-name="T10">Important</text:span></text:p>
      <text:p text:style-name="P9"/>
      <text:p text:style-name="P8"><text:span text:style-name="T11"><text:s/>❕</text:span><text:span text:style-name="T12"> </text:span><text:span text:style-name="T10">Attention</text:span></text:p>
      <text:p text:style-name="P9"/>
      <text:p text:style-name="P8"><text:span text:style-name="T9"><text:s/>💬</text:span> <text:span text:style-name="T10">Interesting</text:span></text:p>
      <text:p text:style-name="Standard"><text:s/></text:p>
      <text:p text:style-name="P10"><text:span text:style-name="T9"><text:s/>📕 </text:span><text:span text:style-name="T10">To submit</text:span></text:p>
      <text:p text:style-name="P11"><text:soft-page-break/><text:span text:style-name="T14">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dbh0n1vac4c8" text:style-name="Index_20_Link" text:visited-style-name="Index_20_Link"><text:span text:style-name="T18">1. Deadline</text:span></text:a><text:span text:style-name="T18"><text:tab/>3</text:span></text:p>
          <text:p text:style-name="P13"><text:a xlink:type="simple" xlink:href="#_9maybllx2a09" text:style-name="Index_20_Link" text:visited-style-name="Index_20_Link"><text:span text:style-name="T18">2. Observations prior to carrying out assessable tasks</text:span></text:a><text:span text:style-name="T18"><text:tab/>3</text:span></text:p>
          <text:p text:style-name="P13"><text:a xlink:type="simple" xlink:href="#_afyd0upjm6kl" text:style-name="Index_20_Link" text:visited-style-name="Index_20_Link"><text:span text:style-name="T18">1. Exercise 01</text:span></text:a><text:span text:style-name="T18"><text:tab/>3</text:span></text:p>
          <text:p text:style-name="P13"><text:a xlink:type="simple" xlink:href="#_cirkz9rhsjvh" text:style-name="Index_20_Link" text:visited-style-name="Index_20_Link"><text:span text:style-name="T18">2. Exercise 02</text:span></text:a><text:span text:style-name="T18"><text:tab/>3</text:span></text:p>
          <text:p text:style-name="P14"><text:a xlink:type="simple" xlink:href="#_4micocaff206" text:style-name="Index_20_Link" text:visited-style-name="Index_20_Link"><text:span text:style-name="T18">3. Exercise 03</text:span></text:a><text:span text:style-name="T18"><text:tab/>4</text:span></text:p>
        </text:index-body>
      </text:table-of-content>
      <text:p text:style-name="P15"/>
      <text:p text:style-name="P15"/>
      <text:p text:style-name="P15"/>
      <text:p text:style-name="P17"/>
      <text:p text:style-name="P17"/>
      <text:p text:style-name="P17"/>
      <text:p text:style-name="P17"/>
      <text:p text:style-name="P18"/>
      <text:p text:style-name="P18"/>
      <text:p text:style-name="P18"/>
      <text:p text:style-name="P18"/>
      <text:p text:style-name="P18"/>
      <text:p text:style-name="P18"/>
      <text:p text:style-name="P18"/>
      <text:p text:style-name="P18"/>
      <text:p text:style-name="P19"><text:span text:style-name="T15">Unit 09. Assessable activities 02</text:span></text:p>
      <text:list xml:id="list1102549792" text:style-name="WWNum5">
        <text:list-item>
          <text:p text:style-name="P36"><text:bookmark text:name="_dbh0n1vac4c8"/>Deadline</text:p>
        </text:list-item>
      </text:list>
      <text:p text:style-name="Standard"><text:span text:style-name="T10">Deadline: Friday, March 3 at 11:55 p.m.</text:span></text:p>
      <text:p text:style-name="Standard">The activity will be evaluated when the delivery deadline has passed.</text:p>
      <text:p text:style-name="P10"><text:span text:style-name="T11"><text:s/>❕</text:span><text:span text:style-name="T12"> </text:span><text:span text:style-name="T10">Attention: </text:span>the delivery date is not extendable. If you do not deliver it in time and form, the qualification of the activity will be 0.</text:p>
      <text:list xml:id="list1838193448510" text:continue-numbering="true" text:style-name="WWNum5">
        <text:list-item>
          <text:p text:style-name="P36"><text:bookmark text:name="_9maybllx2a09"/><text:soft-page-break/>Observations prior to carrying out assessable tasks</text:p>
        </text:list-item>
      </text:list>
      <text:list xml:id="list3499537078" text:style-name="WWNum4">
        <text:list-item>
          <text:p text:style-name="P24">Except for exceptions indicated in each activity, you must generate a single document for the entire newsletter and in that document include the response to each activity.</text:p>
        </text:list-item>
      </text:list>
      <text:list xml:id="list1910028382" text:style-name="WWNum2">
        <text:list-item>
          <text:list>
            <text:list-item>
              <text:p text:style-name="P33">If delivery requires delivery of several files, deliver them compressed into a single file with a ".zip" extension.</text:p>
            </text:list-item>
          </text:list>
        </text:list-item>
      </text:list>
      <text:list xml:id="list1838536300088" text:continue-list="list3499537078" text:style-name="WWNum4">
        <text:list-item>
          <text:p text:style-name="P25">When documents are delivered, they must have a good presentation. Although the document to be delivered is small, it must have a cover, index, header, footer (with page number), in addition to being consistent in style.</text:p>
          <text:list>
            <text:list-item>
              <text:p text:style-name="P34">The index will only be necessary if the document (not counting the cover) occupies more than one page and has more than one section.</text:p>
            </text:list-item>
          </text:list>
        </text:list-item>
        <text:list-item>
          <text:p text:style-name="P29">The activities must be carried out in the language indicated in each activity. You have to try to do the grammar and spelling well.</text:p>
        </text:list-item>
      </text:list>
      <text:p text:style-name="P10"><text:span text:style-name="T11"><text:s/>❕</text:span><text:span text:style-name="T12"> </text:span><text:span text:style-name="T10">Attention: </text:span>Failure to comply with these considerations can reduce the grade up to 3 points. Remember the landscape format and that it is in English.</text:p>
      <text:list xml:id="list63458573" text:style-name="WWNum1">
        <text:list-item>
          <text:p text:style-name="P35"><text:bookmark text:name="_afyd0upjm6kl"/>Exercise 01</text:p>
        </text:list-item>
      </text:list>
      <text:p text:style-name="Standard">Create with Excel (Office 365), Google Spreadsheet or LibreOffice Calc, a spreadsheet that allows you to enter a name, an email and a phone in each row. Next to each entry, it must appear dynamically correct if the email address is valid and also the phone number starts with 6, 8 or 96, or incorrect if any of the conditions are not met.</text:p>
      <text:p text:style-name="Standard"/>
      <text:p text:style-name="Standard"><text:span text:style-name="T10">Suggested strategy:</text:span></text:p>
      <text:list xml:id="list3077177765" text:style-name="WWNum3">
        <text:list-item>
          <text:p text:style-name="P26">In row 1, create the column headers: "Name", "Email", "Phone" and "Status"</text:p>
        </text:list-item>
        <text:list-item>
          <text:p text:style-name="P26">In the following rows, enter the data corresponding to each person</text:p>
        </text:list-item>
        <text:list-item>
          <text:p text:style-name="P26">Create a formula to check if the email is valid.</text:p>
        </text:list-item>
        <text:list-item>
          <text:p text:style-name="P26">Create a formula to check if the phone starts with 6, 8, or 96.</text:p>
        </text:list-item>
        <text:list-item>
          <text:p text:style-name="P26">Copy the formula to the remaining cells in the "State" column (for example, by selecting the bottom right cell and dragging.</text:p>
        </text:list-item>
        <text:list-item>
          <text:p text:style-name="P30">Verify that the formulas are working correctly and producing the expected results.</text:p>
        </text:list-item>
      </text:list>
      <text:p text:style-name="P10"><text:span text:style-name="T9"><text:s/>📕 </text:span><text:span text:style-name="T10">To submit: </text:span>deliver the requested document.</text:p>
      <text:list xml:id="list1838026761402" text:continue-list="list63458573" text:style-name="WWNum1">
        <text:list-item>
          <text:p text:style-name="P35"><text:bookmark text:name="_cirkz9rhsjvh"/>Exercise 02</text:p>
        </text:list-item>
      </text:list>
      <text:p text:style-name="Standard">Using Excel (Office 365), Google Spreadsheet or LibreOffice Calc, create a spreadsheet that allows you to enter the different elements of a bar bill (each dish), its units, its price and a dynamic YES/NO field if it enters in common account. After that, that he be allowed to put how many diners there are and that he tell us how much each diner costs, only taking into account the dishes where he says YES.</text:p>
      <text:p text:style-name="Standard"><text:span text:style-name="T10">Suggested strategy:</text:span></text:p>
      <text:list xml:id="list1223941785" text:style-name="WWNum6">
        <text:list-item>
          <text:p text:style-name="P27">In row 1, create the column headings: "Plate", "Units", "Price", "Common Account Enter" and "Total Cost"</text:p>
        </text:list-item>
        <text:list-item>
          <text:p text:style-name="P27">In the following rows, enter the data corresponding to each dish</text:p>
        </text:list-item>
        <text:list-item>
          <text:p text:style-name="P27">Create an additional column for the number of guests and another for the cost per guest</text:p>
        </text:list-item>
        <text:list-item>
          <text:p text:style-name="P27">Create a formula to calculate the total cost of each dish: "Units" x "Price"</text:p>
        </text:list-item>
        <text:list-item>
          <text:p text:style-name="P27">Create a formula to calculate the cost per diner: "Total Cost" / "Diners"</text:p>
        </text:list-item>
        <text:list-item>
          <text:p text:style-name="P27"><text:soft-page-break/>Create a formula to calculate the total cost of only the dishes that go into the common account.</text:p>
        </text:list-item>
        <text:list-item>
          <text:p text:style-name="P27">Create a formula to calculate the cost per diner: "Total Cost" / "Diners"</text:p>
        </text:list-item>
        <text:list-item>
          <text:p text:style-name="P31">Verify that the formulas are working correctly and producing the expected results.</text:p>
        </text:list-item>
      </text:list>
      <text:p text:style-name="P10"><text:span text:style-name="T9"><text:s/>📕 </text:span><text:span text:style-name="T10">To submit: </text:span>deliver the requested document.</text:p>
      <text:list xml:id="list1838454713070" text:continue-list="list1838026761402" text:style-name="WWNum1">
        <text:list-item>
          <text:p text:style-name="P35"><text:bookmark text:name="_4micocaff206"/>Exercise 03</text:p>
        </text:list-item>
      </text:list>
      <text:p text:style-name="Standard">With Excel (Office 365), Google Spreadsheet or LibreOffice Calc, create a spreadsheet to calculate based on what each person contributes for a common expense, when doing the math, how much each one has to put.</text:p>
      <text:p text:style-name="Standard">This first spreadsheet allows entries (one per row) indicating a person's name and how much money they have contributed. After that, in that same document, generate another sheet where the names of the participants are located and on the right dynamically indicate how much each person should contribute (positively) or how much each person should receive (negatively) to adjust the accounts.</text:p>
      <text:p text:style-name="Standard"/>
      <text:p text:style-name="Standard"><text:span text:style-name="T10">Suggested strategy:</text:span></text:p>
      <text:list xml:id="list3479728032" text:style-name="WWNum7">
        <text:list-item>
          <text:p text:style-name="P28">On the first sheet, in row 1, create the column headings: "Name", "Contribution" and "Difference".</text:p>
        </text:list-item>
        <text:list-item>
          <text:p text:style-name="P28">In the following rows, enter the data corresponding to each person, that is, their name and the money they have contributed.</text:p>
        </text:list-item>
        <text:list-item>
          <text:p text:style-name="P28">Calculate the total amount of contributions.</text:p>
        </text:list-item>
        <text:list-item>
          <text:p text:style-name="P28">Divide the total sum of contributions by the number of participants.</text:p>
        </text:list-item>
        <text:list-item>
          <text:p text:style-name="P28">Calculate the difference for each participant.</text:p>
        </text:list-item>
        <text:list-item>
          <text:p text:style-name="P32">Verify that the formulas are working correctly and producing the expected results.</text:p>
        </text:list-item>
      </text:list>
      <text:p text:style-name="P10"><text:span text:style-name="T9"><text:s/>📕 </text:span><text:span text:style-name="T10">To submit: </text:span>deliver the requested docum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nit 09. Assessable activities 02</text:span></text:p>
      </style:header>
      <style:footer>
        <text:p text:style-name="MP4"><text:span text:style-name="MT1">Aplicaciones Ofimáticas (Office Applications)<text:tab/><text:tab/>Unit 09 - Page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66" meta:word-count="901" meta:character-count="5305" meta:non-whitespace-character-count="4486"/>
    <meta:generator>LibreOfficeDev/6.0.5.2$Linux_X86_64 LibreOffice_project/</meta:generator>
  </office:meta>
</office:document-meta>
</file>